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20c0ac" officeooo:paragraph-rsid="0020c0ac"/>
    </style:style>
    <style:style style:name="P2" style:family="paragraph" style:parent-style-name="Standard">
      <style:text-properties fo:language="fr" fo:country="FR" officeooo:rsid="001f006c"/>
    </style:style>
    <style:style style:name="P3" style:family="paragraph" style:parent-style-name="Standard">
      <style:text-properties fo:language="fr" fo:country="FR" officeooo:rsid="001f006c" officeooo:paragraph-rsid="001f006c"/>
    </style:style>
    <style:style style:name="P4" style:family="paragraph" style:parent-style-name="Standard">
      <style:text-properties fo:language="fr" fo:country="FR" officeooo:rsid="001fca4f" officeooo:paragraph-rsid="001fca4f"/>
    </style:style>
    <style:style style:name="P5" style:family="paragraph" style:parent-style-name="Standard" style:list-style-name="L1">
      <style:text-properties fo:language="fr" fo:country="FR" officeooo:rsid="001fca4f" officeooo:paragraph-rsid="001fca4f"/>
    </style:style>
    <style:style style:name="P6" style:family="paragraph" style:parent-style-name="Standard" style:list-style-name="L1">
      <style:text-properties fo:language="fr" fo:country="FR" officeooo:rsid="0020c0ac" officeooo:paragraph-rsid="0020c0ac"/>
    </style:style>
    <style:style style:name="P7" style:family="paragraph" style:parent-style-name="Standard">
      <style:text-properties fo:language="fr" fo:country="FR" officeooo:rsid="0020c0ac" officeooo:paragraph-rsid="0020c0ac"/>
    </style:style>
    <style:style style:name="P8" style:family="paragraph" style:parent-style-name="Standard">
      <style:text-properties fo:language="fr" fo:country="FR" officeooo:rsid="0025326f" officeooo:paragraph-rsid="0025326f"/>
    </style:style>
    <style:style style:name="P9" style:family="paragraph" style:parent-style-name="Standard" style:list-style-name="WWNum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language="fr" fo:country="FR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language="fr" fo:country="FR" officeooo:paragraph-rsid="0022a0c8"/>
    </style:style>
    <style:style style:name="P1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/>
    </style:style>
    <style:style style:name="P12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/>
    </style:style>
    <style:style style:name="P1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2a0c8" officeooo:paragraph-rsid="0022a0c8"/>
    </style:style>
    <style:style style:name="P1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2b8ab" officeooo:paragraph-rsid="0022b8ab"/>
    </style:style>
    <style:style style:name="P15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language="fr" fo:country="FR" officeooo:rsid="0025326f" officeooo:paragraph-rsid="0025326f"/>
    </style:style>
    <style:style style:name="T1" style:family="text">
      <style:text-properties fo:color="#032b8c" style:text-outline="false" style:font-name="LucidaGrande" fo:font-size="11pt" fo:letter-spacing="normal" style:letter-kerning="false" style:font-size-asian="11pt"/>
    </style:style>
    <style:style style:name="T2" style:family="text">
      <style:text-properties fo:color="#032b8c" style:text-outline="false" style:font-name="LucidaGrande" fo:font-size="11pt" fo:letter-spacing="normal" officeooo:rsid="0022a0c8" style:letter-kerning="false" style:font-size-asian="11pt"/>
    </style:style>
    <style:style style:name="T3" style:family="text">
      <style:text-properties fo:color="#032b8c" style:text-outline="false" style:font-name="LucidaGrande" fo:font-size="11pt" fo:letter-spacing="normal" fo:font-weight="normal" style:letter-kerning="false" style:font-size-asian="11pt" style:font-weight-asian="normal"/>
    </style:style>
    <style:style style:name="T4" style:family="text">
      <style:text-properties fo:color="#032b8c" style:text-outline="false" style:font-name="LucidaGrande" fo:font-size="11pt" fo:letter-spacing="normal" fo:font-weight="normal" officeooo:rsid="0022a0c8" style:letter-kerning="false" style:font-size-asian="11pt" style:font-weight-asian="normal"/>
    </style:style>
    <style:style style:name="T5" style:family="text">
      <style:text-properties fo:color="#032b8c" style:text-outline="false" style:font-name="LucidaGrande" fo:font-size="11pt" fo:letter-spacing="normal" fo:font-weight="normal" officeooo:rsid="0022b8ab" style:letter-kerning="false" style:font-size-asian="11pt" style:font-weight-asian="normal"/>
    </style:style>
    <style:style style:name="T6" style:family="text">
      <style:text-properties fo:color="#032b8c" style:text-outline="false" style:font-name="LucidaGrande" fo:font-size="11pt" fo:letter-spacing="normal" fo:font-weight="normal" officeooo:rsid="0022bb89" style:letter-kerning="false" style:font-size-asian="11pt" style:font-weight-asian="normal"/>
    </style:style>
    <style:style style:name="T7" style:family="text">
      <style:text-properties fo:color="#032b8c" style:text-outline="false" style:font-name="LucidaGrande" fo:font-size="11pt" fo:letter-spacing="normal" fo:font-weight="normal" officeooo:rsid="002384a6" style:letter-kerning="false" style:font-size-asian="11pt" style:font-weight-asian="normal"/>
    </style:style>
    <style:style style:name="T8" style:family="text">
      <style:text-properties fo:color="#032b8c" style:text-outline="false" style:font-name="LucidaGrande" fo:font-size="11pt" fo:letter-spacing="normal" fo:font-weight="normal" officeooo:rsid="0025326f" style:letter-kerning="false" style:font-size-asian="11pt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Intelligence Artificielle Semestre de printemps 2016</text:p>
      <text:p text:style-name="P3"/>
      <text:p text:style-name="P2">Journal de bord </text:p>
      <text:p text:style-name="P3">29/01/2016 : montage du robot en lego + installation de l'environnement leJOS</text:p>
      <text:p text:style-name="P3"/>
      <text:p text:style-name="P3">05/02/2016 : flash de la microcarte SD pour installer leJOS sur le robot nommé YETI</text:p>
      <text:p text:style-name="P3"><text:tab/><text:tab/><text:tab/></text:p>
      <text:p text:style-name="P4">objectifs pour la prochaine séance :</text:p>
      <text:list xml:id="list3433937309607652293" text:style-name="L1">
        <text:list-item>
          <text:p text:style-name="P5">analyser les capteurs</text:p>
        </text:list-item>
        <text:list-item>
          <text:p text:style-name="P5">se documenter pour le moteur</text:p>
        </text:list-item>
        <text:list-item>
          <text:p text:style-name="P6">réfléchir au cdcf</text:p>
        </text:list-item>
      </text:list>
      <text:p text:style-name="P7"/>
      <text:p text:style-name="P7"/>
      <text:p text:style-name="P7"/>
      <text:p text:style-name="P7"><text:span text:style-name="T2">1</text:span><text:span text:style-name="T1">Introduction</text:span></text:p>
      <text:list xml:id="list5738172533861436233" text:style-name="WWNum1">
        <text:list-item>
          <text:list>
            <text:list-item>
              <text:p text:style-name="P12"><text:span text:style-name="T3">Contexte : Décrire brièvement l’environnement dans lequel s’inscrit le projet (stratégie, enjeux, domaine, etc.)</text:span></text:p>
            </text:list-item>
          </text:list>
        </text:list-item>
      </text:list>
      <text:p text:style-name="P13"><text:span text:style-name="T3">projet s'inscrit dans notre cursus de LE finalité concours contre etudiants de paris descartes domaine de l'ia, logiciels embarqués, équipe de 4 étudiants </text:span></text:p>
      <text:p text:style-name="P11"><text:span text:style-name="T3"/></text:p>
      <text:list xml:id="list183156110956382" text:continue-numbering="true" text:style-name="WWNum1">
        <text:list-item>
          <text:list>
            <text:list-item>
              <text:p text:style-name="P12"><text:span text:style-name="T3">Historique : Donner un bref historique du contexte dans lequel s’inscrit le projet </text:span></text:p>
            </text:list-item>
          </text:list>
        </text:list-item>
      </text:list>
      <text:p text:style-name="P11"><text:span text:style-name="T3"><text:tab/></text:span><text:span text:style-name="T4">Google jeu de go </text:span></text:p>
      <text:p text:style-name="P13"><text:span text:style-name="T3">intelligence artificielle en constant développement fonctionnalités possibles aujourd'hui expansion jusqu'au moment ou un ordinateur battra le meilleur cerveau humain (singularité)</text:span></text:p>
      <text:p text:style-name="P11"><text:span text:style-name="T3"/></text:p>
      <text:list xml:id="list183156185700715" text:continue-numbering="true" text:style-name="WWNum1">
        <text:list-item>
          <text:p text:style-name="P10"><text:span text:style-name="T3">Description de la demande </text:span></text:p>
          <text:list>
            <text:list-item>
              <text:p text:style-name="P12"><text:span text:style-name="T3">Les objectifs : Définir les résultats que le projet doit atteindre </text:span></text:p>
            </text:list-item>
          </text:list>
        </text:list-item>
      </text:list>
      <text:p text:style-name="P11"><text:span text:style-name="T3"><text:tab/></text:span><text:span text:style-name="T4">gagner la compétition</text:span></text:p>
      <text:p text:style-name="P11"><text:span text:style-name="T4"><text:tab/>résultats à atteindre : robot capable de se déplacer sur un terrain quadrillé de lignes de différentes couleurs. 9 palets sont disposés aux croisements de chaque ligne. Le robot doit marquer des points en amenant les palets dans le camp adverse en évitant les obstacles (mur, adversaire).</text:span></text:p>
      <text:p text:style-name="P11"><text:span text:style-name="T3"/></text:p>
      <text:list xml:id="list183156113229638" text:continue-numbering="true" text:style-name="WWNum1">
        <text:list-item>
          <text:list>
            <text:list-item>
              <text:p text:style-name="P12"><text:span text:style-name="T3">Produit du projet : Proposer une description générale de ce produit </text:span></text:p>
            </text:list-item>
          </text:list>
        </text:list-item>
      </text:list>
      <text:p text:style-name="P11"><text:span text:style-name="T3"><text:tab/></text:span><text:span text:style-name="T6">Aboutir à un</text:span><text:span text:style-name="T4"> robot </text:span><text:span text:style-name="T5">leJos EV3 piloté par une ia </text:span><text:span text:style-name="T6">capable de participer à la compétition et la gagner au mieux</text:span></text:p>
      <text:p text:style-name="P11"><text:span text:style-name="T3"/></text:p>
      <text:list xml:id="list183156815240046" text:continue-numbering="true" text:style-name="WWNum1">
        <text:list-item>
          <text:list>
            <text:list-item>
              <text:p text:style-name="P12"><text:span text:style-name="T3">Les fonctions du produit : Lister et justifier les principales fonctionnalités du produit</text:span></text:p>
            </text:list-item>
          </text:list>
        </text:list-item>
      </text:list>
      <text:p text:style-name="P11"><text:span text:style-name="T3"><text:tab/></text:span><text:span text:style-name="T6">Avancer </text:span><text:span text:style-name="T7">pour se déplacer sur le terrain</text:span></text:p>
      <text:p text:style-name="P11"><text:span text:style-name="T6"><text:tab/>Tourner </text:span><text:span text:style-name="T7">pour changer de direction</text:span></text:p>
      <text:p text:style-name="P11"><text:span text:style-name="T6"><text:tab/>Suivre une ligne </text:span><text:span text:style-name="T7">pour se répérer sur le terrain</text:span></text:p>
      <text:p text:style-name="P11"><text:span text:style-name="T6"><text:tab/>Détecter son adversaire </text:span><text:span text:style-name="T7">pour le contourner</text:span></text:p>
      <text:p text:style-name="P11"><text:span text:style-name="T6"><text:tab/>Détecter son environnement </text:span><text:span text:style-name="T7">pour ne pas entrer dans le mur</text:span></text:p>
      <text:p text:style-name="P11"><text:span text:style-name="T6"><text:tab/></text:span><text:span text:style-name="T7">Capturer le palet pour l'amener dans le camp adverse et marquer des points</text:span></text:p>
      <text:p text:style-name="P11"><text:span text:style-name="T6"><text:tab/>Elaborer des stratégies </text:span><text:span text:style-name="T7">pour pouvoir réagir aux imprévus</text:span></text:p>
      <text:p text:style-name="P11"><text:span text:style-name="T6"><text:tab/></text:span></text:p>
      <text:p text:style-name="P11"><text:span text:style-name="T3"/></text:p>
      <text:p text:style-name="P11"><text:span text:style-name="T3"/></text:p>
      <text:list xml:id="list183155856977541" text:continue-numbering="true" text:style-name="WWNum1">
        <text:list-item>
          <text:p text:style-name="P9"><text:span text:style-name="T3">Contraintes </text:span></text:p>
          <text:list>
            <text:list-item>
              <text:p text:style-name="P12"><text:span text:style-name="T3">Contraintes de délais : Spécifier la date de livraison du produit et les éventuelles échéances intermédiaires </text:span></text:p>
            </text:list-item>
          </text:list>
        </text:list-item>
      </text:list>
      <text:p text:style-name="P11"><text:span text:style-name="T3"><text:tab/></text:span><text:span text:style-name="T6">15 avril 2016</text:span></text:p>
      <text:p text:style-name="P11"><text:soft-page-break/><text:span text:style-name="T3"/></text:p>
      <text:list xml:id="list183156418002685" text:continue-numbering="true" text:style-name="WWNum1">
        <text:list-item>
          <text:list>
            <text:list-item>
              <text:p text:style-name="P12"><text:span text:style-name="T3">Contraintes matérielles : Spécifier le matériel nécessaire au bon fonctionnement du produit </text:span></text:p>
            </text:list-item>
          </text:list>
        </text:list-item>
      </text:list>
      <text:p text:style-name="P11"><text:span text:style-name="T3"><text:tab/></text:span><text:span text:style-name="T5">roues permettant de se déplacer,</text:span></text:p>
      <text:p text:style-name="P14"><text:span text:style-name="T3"><text:tab/>capteur de couleur </text:span><text:span text:style-name="T7">permettant de différencier les couleurs et ainsi repérer les différentes caractéristiques du terrain</text:span><text:span text:style-name="T3">,</text:span></text:p>
      <text:p text:style-name="P14"><text:span text:style-name="T3"><text:tab/>moteur </text:span><text:span text:style-name="T7">permettant d'actionner les roues</text:span><text:span text:style-name="T3">,</text:span></text:p>
      <text:p text:style-name="P14"><text:span text:style-name="T3"><text:tab/>processeur </text:span><text:span text:style-name="T7">exécute le programme</text:span></text:p>
      <text:p text:style-name="P14"><text:span text:style-name="T3"><text:tab/>capteur de contact </text:span><text:span text:style-name="T7">détecte si le robot touche le palet lorsque ses pinces sont ouvertes </text:span></text:p>
      <text:p text:style-name="P14"><text:span text:style-name="T3"><text:tab/>capteur ultrason </text:span><text:span text:style-name="T7">détecte les obstacles</text:span></text:p>
      <text:p text:style-name="P14"><text:span text:style-name="T3"><text:tab/>pièces de LEGO </text:span><text:span text:style-name="T7">permettant d'assurer l'intégrité structurelle du robot</text:span></text:p>
      <text:p text:style-name="P14"><text:span text:style-name="T3"><text:tab/>pinces </text:span><text:span text:style-name="T7">permettant de saisir le palet</text:span></text:p>
      <text:p text:style-name="P14"><text:span text:style-name="T3"><text:tab/>cable usb </text:span><text:span text:style-name="T7">permettant le transfert du logiciel sur le robot </text:span></text:p>
      <text:p text:style-name="P14"><text:span text:style-name="T3"><text:tab/>recharge de batterie </text:span><text:span text:style-name="T7">permettant d'assurer l'alimentation</text:span></text:p>
      <text:p text:style-name="P14"><text:span text:style-name="T3"><text:tab/>micro carte SD </text:span><text:span text:style-name="T7">stocke les instructions du programme</text:span></text:p>
      <text:p text:style-name="P11"><text:span text:style-name="T3"/></text:p>
      <text:list xml:id="list183156749722340" text:continue-numbering="true" text:style-name="WWNum1">
        <text:list-item>
          <text:list>
            <text:list-item>
              <text:p text:style-name="P12"><text:span text:style-name="T3">Autres contraintes : Spécifier les éventuelles contraintes à prendre en compte dans le cadre du projet (normes techniques, clauses juridiques, etc.)</text:span></text:p>
            </text:list-item>
          </text:list>
        </text:list-item>
      </text:list>
      <text:p text:style-name="P11"><text:span text:style-name="T3"><text:tab/></text:span><text:span text:style-name="T5">règlement du concours (pas de triche, matériel fourni)</text:span></text:p>
      <text:p text:style-name="P11"><text:span text:style-name="T5"><text:tab/></text:span></text:p>
      <text:p text:style-name="P11"><text:span text:style-name="T5"><text:tab/></text:span></text:p>
      <text:p text:style-name="P11"><text:span text:style-name="T3"/></text:p>
      <text:p text:style-name="P11"><text:span text:style-name="T3"/></text:p>
      <text:list xml:id="list183155626391691" text:continue-numbering="true" text:style-name="WWNum1">
        <text:list-item>
          <text:p text:style-name="P9"><text:span text:style-name="T3">Déroulement du projet </text:span></text:p>
          <text:list>
            <text:list-item>
              <text:p text:style-name="P12"><text:span text:style-name="T3">Planification : Représenter les grandes phases du projet et les étapes principales </text:span></text:p>
            </text:list-item>
          </text:list>
        </text:list-item>
      </text:list>
      <text:p text:style-name="P11"><text:span text:style-name="T3"><text:tab/></text:span><text:span text:style-name="T7">Phase I : Montage du robot </text:span></text:p>
      <text:p text:style-name="P11"><text:span text:style-name="T7"><text:tab/>Phase II : Installer l'environnement de développement leJOS sur nos machines et sur le robot</text:span></text:p>
      <text:p text:style-name="P11"><text:span text:style-name="T7"><text:tab/>Phase III : Programmation de base des capteurs et actionneurs</text:span></text:p>
      <text:p text:style-name="P11"><text:span text:style-name="T7">* détecter les différentes couleurs</text:span></text:p>
      <text:p text:style-name="P11"><text:span text:style-name="T7">* analyser les distances grâce au capteur ultrason</text:span></text:p>
      <text:p text:style-name="P11"><text:span text:style-name="T7">* ouvrir/fermer la pince</text:span></text:p>
      <text:p text:style-name="P11"><text:span text:style-name="T7">* réaliser des mouvements simples : avancer/tourner</text:span></text:p>
      <text:p text:style-name="P11"><text:span text:style-name="T7"/></text:p>
      <text:p text:style-name="P11"><text:span text:style-name="T7"><text:tab/>Phase IV : Elaborer des stratégies basiques</text:span></text:p>
      <text:p text:style-name="P11"><text:span text:style-name="T7">* implémenter une stragégie minimale pour un but simple : prendre un palet et l'amener dans le camp adverse</text:span></text:p>
      <text:p text:style-name="P11"><text:span text:style-name="T7"/></text:p>
      <text:p text:style-name="P11"><text:span text:style-name="T7"><text:tab/>Phase V :</text:span></text:p>
      <text:p text:style-name="P11"><text:span text:style-name="T7">* optimisation stratégique de l'IA : </text:span><text:span text:style-name="T8">Ramener les 9 palets dans le camp adverse avant son adversaire</text:span></text:p>
      <text:p text:style-name="P15"><text:span text:style-name="T8">I</text:span><text:span text:style-name="T3">mplémenter différentes stratégies, réagir aux imprévus, réaliser une fonction déterminant la position du robot à tout moment, savoir comment réagir lorsque le robot ne sait pas quoi faire</text:span></text:p>
      <text:p text:style-name="P11"><text:span text:style-name="T3"/></text:p>
      <text:list xml:id="list183157429728144" text:continue-numbering="true" text:style-name="WWNum1">
        <text:list-item>
          <text:list>
            <text:list-item>
              <text:p text:style-name="P12"><text:span text:style-name="T3">Ressources : Lister les ressources humaines et matérielles </text:span></text:p>
            </text:list-item>
          </text:list>
        </text:list-item>
      </text:list>
      <text:p text:style-name="P7"><text:span text:style-name="T3">Organisation : Décrire l’ensemble des activités introduites dans l’organigramme des tâches de la gestion de projet (Décomposition en tâches, Structure des équipes)</text:span></text:p>
      <text:p text:style-name="P7"><text:span text:style-name="T3"/></text:p>
      <text:p text:style-name="P8"><text:span text:style-name="T3">Responsable projet : Timothée</text:span></text:p>
      <text:p text:style-name="P8"><text:span text:style-name="T3">Timothée : capteurs / mouvements de base / structure de base pour répartir les tâches</text:span></text:p>
      <text:p text:style-name="P8"><text:span text:style-name="T3">Emmanuelle/Elodie : Suiveur de ligne </text:span></text:p>
      <text:p text:style-name="P8"><text:span text:style-name="T3">Younes : pinces capture de palets </text:span></text:p>
      <text:p text:style-name="P8"><text:span text:style-name="T3"/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7:25:53.847693000</meta:creation-date>
    <dc:date>2016-02-12T18:31:55.344994000</dc:date>
    <meta:editing-duration>PT1H7M46S</meta:editing-duration>
    <meta:editing-cycles>5</meta:editing-cycles>
    <meta:generator>LibreOffice/5.0.2.2$MacOSX_X86_64 LibreOffice_project/ab9e2a14cfa5edd30bd74f156cfba09bfd5be3a0</meta:generator>
    <meta:document-statistic meta:table-count="0" meta:image-count="0" meta:object-count="0" meta:page-count="3" meta:paragraph-count="69" meta:word-count="667" meta:character-count="4317" meta:non-whitespace-character-count="3678"/>
  </office:meta>
</office:document-meta>
</file>